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9E000001BCA50B42F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800000" draw:fill-color="#e6e64c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draw:fill="solid" draw:fill-color="#0000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ffffff" draw:fill="solid" draw:fill-color="#0000ff" draw:textarea-horizontal-align="justify" draw:textarea-vertical-align="middle" draw:auto-grow-height="false"/>
    </style:style>
    <style:style style:name="gr4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5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svg:stroke-width="0.1cm" svg:stroke-color="#8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family="'Oriya MN'" style:font-pitch="variable"/>
    </style:style>
    <style:style style:name="P3" style:family="paragraph">
      <style:paragraph-properties fo:text-align="center"/>
      <style:text-properties fo:color="#ffffff" fo:font-family="'Oriya MN'" style:font-pitch="variable" fo:font-size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color="#ffffff" fo:font-family="'Oriya MN'" style:font-pitch="variable" fo:font-size="14pt" style:font-size-asian="14pt" style:font-size-complex="14pt"/>
    </style:style>
    <style:style style:name="P6" style:family="paragraph">
      <style:paragraph-properties fo:text-align="center"/>
      <style:text-properties fo:color="#ffffff" fo:font-family="'Oriya MN'" style:font-pitch="variable" fo:font-size="12pt" style:font-size-asian="12pt" style:font-size-complex="1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color="#ffffff" fo:font-family="'Oriya MN'" style:font-pitch="variable"/>
    </style:style>
    <style:style style:name="P9" style:family="paragraph">
      <style:paragraph-properties fo:text-align="center"/>
      <style:text-properties fo:color="#ffffff" fo:font-size="14pt" style:font-size-asian="14pt" style:font-size-complex="14pt"/>
    </style:style>
    <style:style style:name="P10" style:family="paragraph">
      <style:paragraph-properties fo:text-align="center"/>
      <style:text-properties fo:color="#ffffff" fo:font-family="'Oriya MN'" style:font-pitch="variable" fo:font-size="14pt" style:font-size-asian="14pt" style:font-size-complex="14pt"/>
    </style:style>
    <style:style style:name="T1" style:family="text">
      <style:text-properties fo:color="#ffffff" fo:font-family="'Oriya MN'" style:font-pitch="variable" fo:font-size="18pt"/>
    </style:style>
    <style:style style:name="T2" style:family="text">
      <style:text-properties fo:color="#ffffff" fo:font-family="'Oriya MN'" style:font-pitch="variable" fo:font-size="14pt" style:font-size-asian="14pt" style:font-size-complex="14pt"/>
    </style:style>
    <style:style style:name="T3" style:family="text">
      <style:text-properties fo:color="#ffffff" fo:font-family="'Oriya MN'" style:font-pitch="variable" fo:font-size="12pt" style:font-size-asian="12pt" style:font-size-complex="12pt"/>
    </style:style>
    <style:style style:name="T4" style:family="text">
      <style:text-properties fo:color="#ffffff" fo:font-family="'Oriya MN'" style:font-pitch="variable"/>
    </style:style>
    <style:style style:name="T5" style:family="text">
      <style:text-properties fo:color="#ffffff" fo:font-family="'Oriya MN'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4cm" svg:height="4cm" svg:x="1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cm" svg:height="4.8cm" svg:x="0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draw:style-name="gr2" draw:text-style-name="P2" xml:id="id1" draw:id="id1" draw:layer="layout" svg:width="4.9cm" svg:height="2.5cm" svg:x="2.1cm" svg:y="17.5cm">
          <draw:image xlink:href="Pictures/100002010000029E000001BCA50B42F4.png" xlink:type="simple" xlink:show="embed" xlink:actuate="onLoad">
            <text:p text:style-name="P2">Chrome </text:p>
            <text:p text:style-name="P2">Extension</text:p>
          </draw:image>
        </draw:frame>
        <draw:custom-shape draw:style-name="gr3" draw:text-style-name="P3" xml:id="id10" draw:id="id10" draw:layer="layout" svg:width="4.6cm" svg:height="2.6cm" svg:x="0.8cm" svg:y="5.8cm">
          <text:p text:style-name="P1"><text:span text:style-name="T1">Pouch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5" xml:id="id14" draw:id="id14" draw:layer="layout" svg:width="3cm" svg:height="1.6cm" svg:x="7.2cm" svg:y="4.8cm">
          <text:p text:style-name="P4"><text:span text:style-name="T2">LocalStorag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xml:id="id11" draw:id="id11" draw:layer="layout" svg:width="3.8cm" svg:height="1.7cm" svg:x="1.2cm" svg:y="3.4cm">
          <text:p text:style-name="P1"><text:span text:style-name="T1">Indexed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xml:id="id12" draw:id="id12" draw:layer="layout" svg:width="3.4cm" svg:height="2cm" svg:x="1.4cm" svg:y="0.6cm">
          <text:p text:style-name="P1"><text:span text:style-name="T1">Level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6" draw:layer="layout" svg:width="1.8cm" svg:height="1.8cm" svg:x="7.8cm" svg:y="15.6cm">
          <text:p text:style-name="P6"><text:span text:style-name="T3">Cookies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8" xml:id="id3" draw:id="id3" draw:layer="layout" svg:width="3.8cm" svg:height="1.2cm" svg:x="1.2cm" svg:y="12.8cm">
          <text:p text:style-name="P7"><text:span text:style-name="T4">Backbone.j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8" draw:id="id8" draw:layer="layout" svg:width="5.2cm" svg:height="1cm" svg:x="0.4cm" svg:y="10.4cm">
          <text:p text:style-name="P9"><text:span text:style-name="T5">Backbone-couchdb.j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9" draw:id="id9" draw:layer="layout" svg:width="5cm" svg:height="0.8cm" svg:x="3.4cm" svg:y="9cm">
          <text:p text:style-name="P9"><text:span text:style-name="T5">Backbone-pouchdb.j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6" draw:id="id6" draw:layer="layout" svg:width="5.2cm" svg:height="1cm" svg:x="8.8cm" svg:y="7.6cm">
          <text:p text:style-name="P9"><text:span text:style-name="T5">Handlebars.j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5" draw:id="id5" draw:layer="layout" svg:width="5.2cm" svg:height="1cm" svg:x="10.2cm" svg:y="9.6cm">
          <text:p text:style-name="P9"><text:span text:style-name="T5">Text.j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4" draw:id="id4" draw:layer="layout" svg:width="5.2cm" svg:height="1cm" svg:x="10.6cm" svg:y="11.8cm">
          <text:p text:style-name="P9"><text:span text:style-name="T5">Underscore.j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7" draw:id="id7" draw:layer="layout" svg:width="5.2cm" svg:height="1cm" svg:x="11.4cm" svg:y="13.8cm">
          <text:p text:style-name="P9"><text:span text:style-name="T5">JQuery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2" draw:id="id2" draw:layer="layout" svg:width="5.2cm" svg:height="1cm" svg:x="1.9cm" svg:y="15.6cm">
          <text:p text:style-name="P9"><text:span text:style-name="T5">Require.j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.55cm" svg:y1="17.5cm" svg:x2="4.5cm" svg:y2="16.6cm" draw:start-shape="id1" draw:start-glue-point="0" draw:end-shape="id2" svg:d="m4550 17500-50-900">
          <text:p/>
        </draw:connector>
        <draw:connector draw:style-name="gr6" draw:text-style-name="P1" draw:layer="layout" draw:type="line" svg:x1="4.5cm" svg:y1="15.6cm" svg:x2="3.1cm" svg:y2="14cm" draw:start-shape="id2" draw:start-glue-point="0" draw:end-shape="id3" draw:end-glue-point="2" svg:d="m4500 15600-1400-1600">
          <text:p/>
        </draw:connector>
        <draw:connector draw:style-name="gr6" draw:text-style-name="P1" draw:layer="layout" draw:type="line" svg:x1="4.5cm" svg:y1="15.6cm" svg:x2="13.2cm" svg:y2="12.8cm" draw:start-shape="id2" draw:start-glue-point="0" draw:end-shape="id4" draw:end-glue-point="2" svg:d="m4500 15600 8700-2800">
          <text:p/>
        </draw:connector>
        <draw:connector draw:style-name="gr6" draw:text-style-name="P1" draw:layer="layout" draw:type="line" svg:x1="4.5cm" svg:y1="15.6cm" svg:x2="12.8cm" svg:y2="10.6cm" draw:start-shape="id2" draw:start-glue-point="0" draw:end-shape="id5" draw:end-glue-point="2" svg:d="m4500 15600 8300-5000">
          <text:p/>
        </draw:connector>
        <draw:connector draw:style-name="gr6" draw:text-style-name="P1" draw:layer="layout" draw:type="line" svg:x1="3.1cm" svg:y1="12.8cm" svg:x2="11.4cm" svg:y2="8.6cm" draw:start-shape="id3" draw:start-glue-point="0" draw:end-shape="id6" draw:end-glue-point="2" svg:d="m3100 12800 8300-4200">
          <text:p/>
        </draw:connector>
        <draw:connector draw:style-name="gr6" draw:text-style-name="P1" draw:layer="layout" draw:type="line" svg:x1="4.5cm" svg:y1="15.6cm" svg:x2="14cm" svg:y2="14.8cm" draw:start-shape="id2" draw:start-glue-point="0" draw:end-shape="id7" draw:end-glue-point="2" svg:d="m4500 15600 9500-800">
          <text:p/>
        </draw:connector>
        <draw:connector draw:style-name="gr6" draw:text-style-name="P1" draw:layer="layout" draw:type="line" svg:x1="3.1cm" svg:y1="12.8cm" svg:x2="3cm" svg:y2="11.4cm" draw:start-shape="id3" draw:start-glue-point="0" draw:end-shape="id8" draw:end-glue-point="2" svg:d="m3100 12800-100-1400">
          <text:p/>
        </draw:connector>
        <draw:connector draw:style-name="gr6" draw:text-style-name="P1" draw:layer="layout" draw:type="line" svg:x1="3.1cm" svg:y1="12.8cm" svg:x2="5.9cm" svg:y2="9.8cm" draw:start-shape="id3" draw:start-glue-point="0" draw:end-shape="id9" draw:end-glue-point="2" svg:d="m3100 12800 2800-3000">
          <text:p/>
        </draw:connector>
        <draw:connector draw:style-name="gr6" draw:text-style-name="P1" draw:layer="layout" draw:type="line" svg:x1="5.9cm" svg:y1="9cm" svg:x2="5.4cm" svg:y2="7.1cm" draw:start-shape="id9" draw:start-glue-point="0" draw:end-shape="id10" svg:d="m5900 9000-500-1900">
          <text:p/>
        </draw:connector>
        <draw:connector draw:style-name="gr6" draw:text-style-name="P1" xml:id="id13" draw:id="id13" draw:layer="layout" draw:type="line" svg:x1="3.1cm" svg:y1="5.8cm" svg:x2="3.1cm" svg:y2="5.1cm" draw:start-shape="id10" draw:end-shape="id11" draw:end-glue-point="7" svg:d="m3100 5800v-700">
          <text:p/>
        </draw:connector>
        <draw:connector draw:style-name="gr6" draw:text-style-name="P1" draw:layer="layout" draw:type="line" svg:x1="3.1cm" svg:y1="3.4cm" svg:x2="3.1cm" svg:y2="2.6cm" draw:start-shape="id11" draw:start-glue-point="5" draw:end-shape="id12" draw:end-glue-point="2" svg:d="m3100 3400v-800">
          <text:p/>
        </draw:connector>
        <draw:connector draw:style-name="gr6" draw:text-style-name="P1" draw:layer="layout" draw:type="line" svg:x1="4.224cm" svg:y1="6.161cm" svg:x2="7.2cm" svg:y2="5.6cm" draw:start-shape="id13" draw:start-glue-point="0" draw:end-shape="id14" svg:d="m4224 6161 2976-561">
          <text:p/>
        </draw:connector>
        <draw:custom-shape draw:style-name="gr3" draw:text-style-name="P3" xml:id="id18" draw:id="id18" draw:layer="layout" svg:width="4.6cm" svg:height="2.6cm" svg:x="20.6cm" svg:y="2.2cm">
          <text:p text:style-name="P1"><text:span text:style-name="T1">Couch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xml:id="id15" draw:id="id15" draw:layer="layout" svg:width="4.6cm" svg:height="3.4cm" svg:x="21.6cm" svg:y="15.6cm">
          <text:p text:style-name="P8"><text:span text:style-name="T4">Node.j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7" draw:id="id17" draw:layer="layout" svg:width="3.4cm" svg:height="1cm" svg:x="23.2cm" svg:y="8cm">
          <text:p text:style-name="P9"><text:span text:style-name="T5">Cradl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6" draw:id="id16" draw:layer="layout" svg:width="3.6cm" svg:height="1cm" svg:x="18.779cm" svg:y="8cm">
          <text:p text:style-name="P9"><text:span text:style-name="T5">Nano.j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9cm" svg:y1="15.6cm" svg:x2="20.579cm" svg:y2="9cm" draw:start-shape="id15" draw:start-glue-point="0" draw:end-shape="id16" draw:end-glue-point="2" svg:d="m23900 15600-3321-6600">
          <text:p/>
        </draw:connector>
        <draw:connector draw:style-name="gr6" draw:text-style-name="P1" draw:layer="layout" draw:type="line" svg:x1="23.9cm" svg:y1="15.6cm" svg:x2="24.9cm" svg:y2="9cm" draw:start-shape="id15" draw:start-glue-point="0" draw:end-shape="id17" draw:end-glue-point="2" svg:d="m23900 15600 1000-6600">
          <text:p/>
        </draw:connector>
        <draw:connector draw:style-name="gr7" draw:text-style-name="P1" draw:layer="layout" draw:type="line" svg:x1="24.9cm" svg:y1="8cm" svg:x2="22.9cm" svg:y2="4.8cm" draw:start-shape="id17" draw:start-glue-point="0" draw:end-shape="id18" draw:end-glue-point="7" svg:d="m24900 8000-2000-3200">
          <text:p text:style-name="P1"><text:s text:c="14"/>REST</text:p>
        </draw:connector>
        <draw:connector draw:style-name="gr7" draw:text-style-name="P1" draw:layer="layout" draw:type="line" svg:x1="20.579cm" svg:y1="8cm" svg:x2="22.9cm" svg:y2="4.8cm" draw:start-shape="id16" draw:start-glue-point="0" draw:end-shape="id18" draw:end-glue-point="7" svg:d="m20579 8000 2321-3200">
          <text:p text:style-name="P1">REST <text:s text:c="14"/></text:p>
        </draw:connector>
        <draw:connector draw:style-name="gr8" draw:text-style-name="P1" draw:layer="layout" draw:type="line" svg:x1="7cm" svg:y1="18.75cm" svg:x2="21.6cm" svg:y2="17.3cm" draw:start-shape="id1" draw:start-glue-point="1" draw:end-shape="id15" svg:d="m7000 18750 14600-1450">
          <text:p text:style-name="P1"/>
          <text:p text:style-name="P1">REST</text:p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4T17:20:32</meta:creation-date>
    <dc:date>2012-09-25T09:27:39</dc:date>
    <meta:editing-duration>PT15H51M27S</meta:editing-duration>
    <meta:editing-cycles>9</meta:editing-cycles>
    <meta:generator>LibreOffice/3.5$MacOSX_x86 LibreOffice_project/281b639-6baa1d3-ef66a77-d866f25-f36d45f</meta:generator>
    <meta:document-statistic meta:object-count="61"/>
  </office:meta>
</office:document-meta>
</file>